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4c0e" officeooo:paragraph-rsid="00064c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5:55:56.272974658</meta:creation-date>
    <dc:date>2021-10-25T15:56:58.145993814</dc:date>
    <meta:editing-duration>PT1M4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2"/>
    <meta:generator>LibreOffice/6.4.4.2$Linux_X86_64 LibreOffice_project/40$Build-2</meta:generator>
  </office:meta>
</office:document-meta>
</file>